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3a0" officeooo:paragraph-rsid="001e53a0"/>
    </style:style>
    <style:style style:name="P2" style:family="paragraph" style:parent-style-name="Standard">
      <style:text-properties officeooo:rsid="001eb798" officeooo:paragraph-rsid="001eb798"/>
    </style:style>
    <style:style style:name="P3" style:family="paragraph" style:parent-style-name="Standard">
      <style:text-properties officeooo:rsid="0020821f" officeooo:paragraph-rsid="0020821f"/>
    </style:style>
    <style:style style:name="P4" style:family="paragraph" style:parent-style-name="Standard">
      <style:text-properties officeooo:rsid="0020821f" officeooo:paragraph-rsid="0021c7ac"/>
    </style:style>
    <style:style style:name="T1" style:family="text">
      <style:text-properties officeooo:rsid="0021c7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on:</text:p>
      <text:p text:style-name="P1">En el presente trabajo se aplicaran tecnicas de mineria de datos a un dataset armado en base a datos obtenidos del repositorio de datos abiertos del Gobierno de la Ciudad de Buenos Aires. Este dataset describe algunos terrenos de la ciudad.</text:p>
      <text:p text:style-name="P1"/>
      <text:p text:style-name="P1">Fase I: Comprension del negocio</text:p>
      <text:p text:style-name="P1"/>
      <text:p text:style-name="P1">Determinar los objetivos de negocio:</text:p>
      <text:p text:style-name="P1">Este trabajo tiene como objetivo hacer un estudio del valor de los terrenos de la Ciudad de Buenos Aires teniendo en cuenta varias caracteristicas de los mismos en cuanto a ubicacion y cercania o lejania con puntos de interes.</text:p>
      <text:p text:style-name="P1"/>
      <text:p text:style-name="P1">Analisis de la situacion:</text:p>
      <text:p text:style-name="P2">Requisitos supuestos y requerimientos:</text:p>
      <text:p text:style-name="P2">Para llevar a cabo este estudio se debera contar con un conjunto de datos lo suficientemente representativo. Se asume que las bases de datos que proporciona el gobierno de la ciudad son correctas, no tienen errores y que no faltan datos.</text:p>
      <text:p text:style-name="P2"/>
      <text:p text:style-name="P2">Costos y beneficios:</text:p>
      <text:p text:style-name="P2">De llegar a un conjunto de conclusiones fuertes, se podran obtener nuevas reglas y esto permitira a partir de alli armar mejores estrategias de negocio para la venta de terrenos y permitira tambien un mejor entendimiento del estado actual de ellos.</text:p>
      <text:p text:style-name="P2"/>
      <text:p text:style-name="P2">Terminologia:</text:p>
      <text:p text:style-name="P2">Terreno: Parcela de tierra que tiene un valor (en dolares)</text:p>
      <text:p text:style-name="P3">Latitud:</text:p>
      <text:p text:style-name="P3">Longitud:</text:p>
      <text:p text:style-name="P3">Barrio:</text:p>
      <text:p text:style-name="P3">Comuna:</text:p>
      <text:p text:style-name="P3">Estacion de Subte:</text:p>
      <text:p text:style-name="P3">Hospital:</text:p>
      <text:p text:style-name="P3">Metrobus:</text:p>
      <text:p text:style-name="P3">Estacion de Metrobus:</text:p>
      <text:p text:style-name="P3">Universidad:</text:p>
      <text:p text:style-name="P3">Escuela Publica:</text:p>
      <text:p text:style-name="P3">Escuela Privada:</text:p>
      <text:p text:style-name="P3">Centro de Salud:</text:p>
      <text:p text:style-name="P3">Bomberos:</text:p>
      <text:p text:style-name="P3">Comisaria:</text:p>
      <text:p text:style-name="P3"/>
      <text:p text:style-name="P3">Objetivo de mineria de datos:</text:p>
      <text:p text:style-name="P3">El objetivo de mineria de datos es el analisis de los precios de los terrenos y la clasificacion de los terrenos en base a varios atributos <text:s/>como barrio, comuna y distintas distancias a lugares estrategicos e importantes de la ciudad.</text:p>
      <text:p text:style-name="P3"/>
      <text:p text:style-name="P3">Fase II: Comprension de los datos</text:p>
      <text:p text:style-name="P3"/>
      <text:p text:style-name="P3">Recoleccion inicial de los datos:</text:p>
      <text:p text:style-name="P3">Los datos fueron obtenidos desde el repositorio de datos abiertos del Gobierno de la Ciudad de Buenos Aires (LINK). Estos se encontraban en formato csv y estaban comprendidos por 10 datasets.</text:p>
      <text:p text:style-name="P3"/>
      <text:p text:style-name="P3">Descripcion de datos:</text:p>
      <text:p text:style-name="P3"><text:soft-page-break/>Los 10 datasets utlizados fueron los siguientes:</text:p>
      <text:p text:style-name="P3">-'centros-salud-no-dependientes-GCBA': describe los centos de salud que no son dependientes del gobierno de la ciudad, es decir, establecimientos privados.</text:p>
      <text:p text:style-name="P3">- 'comisarias-policia-federal': datos de las comisarias de la policia federal que se encuentran dentro de la capital federal</text:p>
      <text:p text:style-name="P3">- 'cuarteles-destacamentos-bomberos-policia-federal': aqui podremos encontrar los cuarteles y destacamentos de bomberos dependientes de la policia federal que se encuentran dentro de los limites de la capital federal</text:p>
      <text:p text:style-name="P3">- 'establecimientos-privados': muestra las escuelas privadas que se encuentran dentro de la ciudad de buenos aires</text:p>
      <text:p text:style-name="P3">- 'establecimientos-publicos': donde encontramos las escuelas publicas ya sean nacionales <text:span text:style-name="T1">o municipales que se estan dentro de los limites de la capital federal</text:span></text:p>
      <text:p text:style-name="P4">- <text:span text:style-name="T1">'estaciones': describe las estaciones de subte de todas las lineas que transitan por la ciudad</text:span></text:p>
      <text:p text:style-name="P4">- <text:span text:style-name="T1">'hospitales': aqui podremos encontrar los hospitales nacionales y municipales que hay en la ciudad de buenos aires</text:span></text:p>
      <text:p text:style-name="P4">- <text:span text:style-name="T1">'metrobus-estaciones': datos de las estaciones de metrobus dentro de la ciudad</text:span></text:p>
      <text:p text:style-name="P4">- <text:span text:style-name="T1">'precio-terrenos-2014': descripcion de algunos de los terrenos que hay en la ciudad de buenos aires</text:span></text:p>
      <text:p text:style-name="P4">- <text:span text:style-name="T1">'universidades': describe todas los edificios de universidades publicas y privadas dentro de la ciudad</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o bosco</meta:initial-creator>
    <meta:creation-date>2015-07-25T19:21:31.458187987</meta:creation-date>
    <dc:date>2015-07-25T20:21:08.701614411</dc:date>
    <dc:creator>mateo bosco</dc:creator>
    <meta:editing-duration>PT8M46S</meta:editing-duration>
    <meta:editing-cycles>1</meta:editing-cycles>
    <meta:document-statistic meta:table-count="0" meta:image-count="0" meta:object-count="0" meta:page-count="2" meta:paragraph-count="43" meta:word-count="494" meta:character-count="3207" meta:non-whitespace-character-count="2755"/>
    <meta:generator>LibreOffice/4.2.8.2$Linux_X86_64 LibreOffice_project/420m0$Build-2</meta:generator>
  </office:meta>
</office:document-meta>
</file>